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mm"/>
    </style:style>
    <style:style style:name="co2" style:family="table-column">
      <style:table-column-properties fo:break-before="auto" style:column-width="12.08mm"/>
    </style:style>
    <style:style style:name="co3" style:family="table-column">
      <style:table-column-properties fo:break-before="auto" style:column-width="13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109"/>
    <style:style style:name="ce15" style:family="table-cell" style:parent-style-name="Default" style:data-style-name="N109">
      <style:table-cell-properties fo:background-color="#000000"/>
      <style:text-properties fo:color="#ffffff"/>
    </style:style>
    <style:style style:name="ce19" style:family="table-cell" style:parent-style-name="Default" style:data-style-name="N109">
      <style:table-cell-properties fo:background-color="transparent"/>
      <style:text-properties fo:color="#000000"/>
    </style:style>
    <style:style style:name="ce20" style:family="table-cell" style:parent-style-name="Default" style:data-style-name="N109">
      <style:table-cell-properties fo:background-color="transparent"/>
      <style:text-properties fo:color="#ffffff"/>
    </style:style>
    <style:style style:name="ce21" style:family="table-cell" style:parent-style-name="Default" style:data-style-name="N109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  <style:style style:name="ce23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4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5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 style:data-style-name="N109">
      <style:table-cell-properties fo:background-color="transparent" fo:border="none"/>
      <style:text-properties fo:color="#000000"/>
    </style:style>
    <style:style style:name="ce29" style:family="table-cell" style:parent-style-name="Default" style:data-style-name="N109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36" style:family="table-cell" style:parent-style-name="Default" style:data-style-name="N109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Wyniki" table:style-name="ta1">
        <table:table-column table:style-name="co1" table:number-columns-repeated="24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998" table:default-cell-style-name="Default"/>
        <table:table-row table:style-name="ro1"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6" table:number-columns-repeated="999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3" office:value-type="float" office:value="39.264" calcext:value-type="float">
            <text:p>39,264</text:p>
          </table:table-cell>
          <table:table-cell table:style-name="ce3" office:value-type="float" office:value="42.945" calcext:value-type="float">
            <text:p>42,945</text:p>
          </table:table-cell>
          <table:table-cell table:number-columns-repeated="2" table:style-name="ce3" office:value-type="float" office:value="42.638" calcext:value-type="float">
            <text:p>42,638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2.025" calcext:value-type="float">
            <text:p>42,025</text:p>
          </table:table-cell>
          <table:table-cell table:number-columns-repeated="2" table:style-name="ce3" office:value-type="float" office:value="41.104" calcext:value-type="float">
            <text:p>41,104</text:p>
          </table:table-cell>
          <table:table-cell table:number-columns-repeated="2" table:style-name="ce3" office:value-type="float" office:value="40.798" calcext:value-type="float">
            <text:p>40,798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638" calcext:value-type="float">
            <text:p>42,638</text:p>
          </table:table-cell>
          <table:table-cell table:number-columns-repeated="2" table:style-name="ce3" office:value-type="float" office:value="42.945" calcext:value-type="float">
            <text:p>42,945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15" table:formula="of:=AVERAGE([.B2:.Y2])" office:value-type="float" office:value="42.331375" calcext:value-type="float">
            <text:p>42,331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3" office:value-type="float" office:value="39.571" calcext:value-type="float">
            <text:p>39,57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2.025" calcext:value-type="float">
            <text:p>42,025</text:p>
          </table:table-cell>
          <table:table-cell table:number-columns-repeated="2" table:style-name="ce3" office:value-type="float" office:value="41.104" calcext:value-type="float">
            <text:p>41,104</text:p>
          </table:table-cell>
          <table:table-cell table:number-columns-repeated="2" table:style-name="ce3" office:value-type="float" office:value="40.798" calcext:value-type="float">
            <text:p>40,798</text:p>
          </table:table-cell>
          <table:table-cell table:style-name="ce3" office:value-type="float" office:value="41.718" calcext:value-type="float">
            <text:p>41,718</text:p>
          </table:table-cell>
          <table:table-cell table:style-name="ce3" office:value-type="float" office:value="42.945" calcext:value-type="float">
            <text:p>42,945</text:p>
          </table:table-cell>
          <table:table-cell table:number-columns-repeated="2" table:style-name="ce3" office:value-type="float" office:value="43.252" calcext:value-type="float">
            <text:p>43,252</text:p>
          </table:table-cell>
          <table:table-cell table:number-columns-repeated="2" table:style-name="ce3" office:value-type="float" office:value="42.638" calcext:value-type="float">
            <text:p>42,638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15" table:formula="of:=AVERAGE([.B3:.Y3])" office:value-type="float" office:value="42.3825416666667" calcext:value-type="float">
            <text:p>42,383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3" office:value-type="float" office:value="39.571" calcext:value-type="float">
            <text:p>39,57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2.025" calcext:value-type="float">
            <text:p>42,025</text:p>
          </table:table-cell>
          <table:table-cell table:number-columns-repeated="2" table:style-name="ce3" office:value-type="float" office:value="41.104" calcext:value-type="float">
            <text:p>41,104</text:p>
          </table:table-cell>
          <table:table-cell table:number-columns-repeated="2" table:style-name="ce3" office:value-type="float" office:value="40.798" calcext:value-type="float">
            <text:p>40,798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3.558" calcext:value-type="float">
            <text:p>43,558</text:p>
          </table:table-cell>
          <table:table-cell table:number-columns-repeated="2" table:style-name="ce3" office:value-type="float" office:value="43.865" calcext:value-type="float">
            <text:p>43,865</text:p>
          </table:table-cell>
          <table:table-cell table:number-columns-repeated="2" table:style-name="ce3" office:value-type="float" office:value="43.252" calcext:value-type="float">
            <text:p>43,252</text:p>
          </table:table-cell>
          <table:table-cell table:number-columns-repeated="2" table:style-name="ce3" office:value-type="float" office:value="42.638" calcext:value-type="float">
            <text:p>42,638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15" table:formula="of:=AVERAGE([.B4:.Y4])" office:value-type="float" office:value="42.5486666666667" calcext:value-type="float">
            <text:p>42,549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3" office:value-type="float" office:value="40.184" calcext:value-type="float">
            <text:p>40,184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5.092" calcext:value-type="float">
            <text:p>45,092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2.331" calcext:value-type="float">
            <text:p>42,331</text:p>
          </table:table-cell>
          <table:table-cell table:number-columns-repeated="2" table:style-name="ce3" office:value-type="float" office:value="41.411" calcext:value-type="float">
            <text:p>41,411</text:p>
          </table:table-cell>
          <table:table-cell table:number-columns-repeated="2" table:style-name="ce3" office:value-type="float" office:value="41.104" calcext:value-type="float">
            <text:p>41,104</text:p>
          </table:table-cell>
          <table:table-cell table:style-name="ce3" office:value-type="float" office:value="41.718" calcext:value-type="float">
            <text:p>41,718</text:p>
          </table:table-cell>
          <table:table-cell table:style-name="ce3" office:value-type="float" office:value="43.252" calcext:value-type="float">
            <text:p>43,252</text:p>
          </table:table-cell>
          <table:table-cell table:number-columns-repeated="2" table:style-name="ce3" office:value-type="float" office:value="43.558" calcext:value-type="float">
            <text:p>43,558</text:p>
          </table:table-cell>
          <table:table-cell table:number-columns-repeated="2" table:style-name="ce3" office:value-type="float" office:value="43.252" calcext:value-type="float">
            <text:p>43,252</text:p>
          </table:table-cell>
          <table:table-cell table:number-columns-repeated="2" table:style-name="ce3" office:value-type="float" office:value="42.638" calcext:value-type="float">
            <text:p>42,638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15" table:formula="of:=AVERAGE([.B5:.Y5])" office:value-type="float" office:value="42.6252916666667" calcext:value-type="float">
            <text:p>42,625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3" office:value-type="float" office:value="39.877" calcext:value-type="float">
            <text:p>39,877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5.092" calcext:value-type="float">
            <text:p>45,092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2.331" calcext:value-type="float">
            <text:p>42,331</text:p>
          </table:table-cell>
          <table:table-cell table:number-columns-repeated="2" table:style-name="ce3" office:value-type="float" office:value="41.411" calcext:value-type="float">
            <text:p>41,411</text:p>
          </table:table-cell>
          <table:table-cell table:number-columns-repeated="2" table:style-name="ce3" office:value-type="float" office:value="41.104" calcext:value-type="float">
            <text:p>41,104</text:p>
          </table:table-cell>
          <table:table-cell table:style-name="ce3" office:value-type="float" office:value="41.718" calcext:value-type="float">
            <text:p>41,718</text:p>
          </table:table-cell>
          <table:table-cell table:style-name="ce3" office:value-type="float" office:value="43.252" calcext:value-type="float">
            <text:p>43,252</text:p>
          </table:table-cell>
          <table:table-cell table:number-columns-repeated="2" table:style-name="ce3" office:value-type="float" office:value="43.558" calcext:value-type="float">
            <text:p>43,558</text:p>
          </table:table-cell>
          <table:table-cell table:number-columns-repeated="2" table:style-name="ce3" office:value-type="float" office:value="43.252" calcext:value-type="float">
            <text:p>43,252</text:p>
          </table:table-cell>
          <table:table-cell table:number-columns-repeated="2" table:style-name="ce3" office:value-type="float" office:value="42.638" calcext:value-type="float">
            <text:p>42,638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15" table:formula="of:=AVERAGE([.B6:.Y6])" office:value-type="float" office:value="42.5869583333333" calcext:value-type="float">
            <text:p>42,587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3" office:value-type="float" office:value="39.571" calcext:value-type="float">
            <text:p>39,571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2.025" calcext:value-type="float">
            <text:p>42,025</text:p>
          </table:table-cell>
          <table:table-cell table:number-columns-repeated="2" table:style-name="ce3" office:value-type="float" office:value="41.104" calcext:value-type="float">
            <text:p>41,104</text:p>
          </table:table-cell>
          <table:table-cell table:number-columns-repeated="2" table:style-name="ce3" office:value-type="float" office:value="40.798" calcext:value-type="float">
            <text:p>40,798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number-columns-repeated="2" table:style-name="ce3" office:value-type="float" office:value="43.558" calcext:value-type="float">
            <text:p>43,558</text:p>
          </table:table-cell>
          <table:table-cell table:number-columns-repeated="2" table:style-name="ce3" office:value-type="float" office:value="43.252" calcext:value-type="float">
            <text:p>43,252</text:p>
          </table:table-cell>
          <table:table-cell table:number-columns-repeated="2" table:style-name="ce3" office:value-type="float" office:value="42.638" calcext:value-type="float">
            <text:p>42,638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15" table:formula="of:=AVERAGE([.B7:.Y7])" office:value-type="float" office:value="42.3825" calcext:value-type="float">
            <text:p>42,383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3" office:value-type="float" office:value="39.571" calcext:value-type="float">
            <text:p>39,571</text:p>
          </table:table-cell>
          <table:table-cell table:style-name="ce3" office:value-type="float" office:value="41.718" calcext:value-type="float">
            <text:p>41,718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2.025" calcext:value-type="float">
            <text:p>42,025</text:p>
          </table:table-cell>
          <table:table-cell table:number-columns-repeated="2" table:style-name="ce3" office:value-type="float" office:value="41.104" calcext:value-type="float">
            <text:p>41,104</text:p>
          </table:table-cell>
          <table:table-cell table:number-columns-repeated="2" table:style-name="ce3" office:value-type="float" office:value="40.798" calcext:value-type="float">
            <text:p>40,798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number-columns-repeated="2" table:style-name="ce3" office:value-type="float" office:value="43.558" calcext:value-type="float">
            <text:p>43,558</text:p>
          </table:table-cell>
          <table:table-cell table:number-columns-repeated="2" table:style-name="ce3" office:value-type="float" office:value="43.252" calcext:value-type="float">
            <text:p>43,252</text:p>
          </table:table-cell>
          <table:table-cell table:number-columns-repeated="2" table:style-name="ce3" office:value-type="float" office:value="42.638" calcext:value-type="float">
            <text:p>42,638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15" table:formula="of:=AVERAGE([.B8:.Y8])" office:value-type="float" office:value="42.3825" calcext:value-type="float">
            <text:p>42,383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3" office:value-type="float" office:value="40.491" calcext:value-type="float">
            <text:p>40,491</text:p>
          </table:table-cell>
          <table:table-cell table:style-name="ce3" office:value-type="float" office:value="41.718" calcext:value-type="float">
            <text:p>41,718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2.025" calcext:value-type="float">
            <text:p>42,025</text:p>
          </table:table-cell>
          <table:table-cell table:number-columns-repeated="2" table:style-name="ce3" office:value-type="float" office:value="41.104" calcext:value-type="float">
            <text:p>41,104</text:p>
          </table:table-cell>
          <table:table-cell table:number-columns-repeated="2" table:style-name="ce3" office:value-type="float" office:value="40.798" calcext:value-type="float">
            <text:p>40,798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number-columns-repeated="2" table:style-name="ce3" office:value-type="float" office:value="43.558" calcext:value-type="float">
            <text:p>43,558</text:p>
          </table:table-cell>
          <table:table-cell table:number-columns-repeated="2" table:style-name="ce3" office:value-type="float" office:value="43.252" calcext:value-type="float">
            <text:p>43,252</text:p>
          </table:table-cell>
          <table:table-cell table:number-columns-repeated="2" table:style-name="ce3" office:value-type="float" office:value="42.638" calcext:value-type="float">
            <text:p>42,638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15" table:formula="of:=AVERAGE([.B9:.Y9])" office:value-type="float" office:value="42.3697083333333" calcext:value-type="float">
            <text:p>42,370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3" office:value-type="float" office:value="40.798" calcext:value-type="float">
            <text:p>40,798</text:p>
          </table:table-cell>
          <table:table-cell table:style-name="ce3" office:value-type="float" office:value="41.718" calcext:value-type="float">
            <text:p>41,718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2.025" calcext:value-type="float">
            <text:p>42,025</text:p>
          </table:table-cell>
          <table:table-cell table:number-columns-repeated="2" table:style-name="ce3" office:value-type="float" office:value="41.104" calcext:value-type="float">
            <text:p>41,104</text:p>
          </table:table-cell>
          <table:table-cell table:number-columns-repeated="2" table:style-name="ce3" office:value-type="float" office:value="40.798" calcext:value-type="float">
            <text:p>40,798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number-columns-repeated="2" table:style-name="ce3" office:value-type="float" office:value="43.558" calcext:value-type="float">
            <text:p>43,558</text:p>
          </table:table-cell>
          <table:table-cell table:number-columns-repeated="2" table:style-name="ce3" office:value-type="float" office:value="43.252" calcext:value-type="float">
            <text:p>43,252</text:p>
          </table:table-cell>
          <table:table-cell table:number-columns-repeated="2" table:style-name="ce3" office:value-type="float" office:value="42.638" calcext:value-type="float">
            <text:p>42,638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15" table:formula="of:=AVERAGE([.B10:.Y10])" office:value-type="float" office:value="42.4080833333333" calcext:value-type="float">
            <text:p>42,408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3" office:value-type="float" office:value="40.798" calcext:value-type="float">
            <text:p>40,798</text:p>
          </table:table-cell>
          <table:table-cell table:style-name="ce3" office:value-type="float" office:value="41.718" calcext:value-type="float">
            <text:p>41,718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2.025" calcext:value-type="float">
            <text:p>42,025</text:p>
          </table:table-cell>
          <table:table-cell table:number-columns-repeated="2" table:style-name="ce3" office:value-type="float" office:value="41.104" calcext:value-type="float">
            <text:p>41,104</text:p>
          </table:table-cell>
          <table:table-cell table:number-columns-repeated="2" table:style-name="ce3" office:value-type="float" office:value="40.798" calcext:value-type="float">
            <text:p>40,798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number-columns-repeated="2" table:style-name="ce3" office:value-type="float" office:value="43.558" calcext:value-type="float">
            <text:p>43,558</text:p>
          </table:table-cell>
          <table:table-cell table:number-columns-repeated="2" table:style-name="ce3" office:value-type="float" office:value="43.252" calcext:value-type="float">
            <text:p>43,252</text:p>
          </table:table-cell>
          <table:table-cell table:number-columns-repeated="2" table:style-name="ce3" office:value-type="float" office:value="42.638" calcext:value-type="float">
            <text:p>42,638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15" table:formula="of:=AVERAGE([.B11:.Y11])" office:value-type="float" office:value="42.4080833333333" calcext:value-type="float">
            <text:p>42,408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3" office:value-type="float" office:value="41.104" calcext:value-type="float">
            <text:p>41,104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2.025" calcext:value-type="float">
            <text:p>42,025</text:p>
          </table:table-cell>
          <table:table-cell table:number-columns-repeated="2" table:style-name="ce3" office:value-type="float" office:value="41.104" calcext:value-type="float">
            <text:p>41,104</text:p>
          </table:table-cell>
          <table:table-cell table:number-columns-repeated="2" table:style-name="ce3" office:value-type="float" office:value="40.798" calcext:value-type="float">
            <text:p>40,798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number-columns-repeated="2" table:style-name="ce3" office:value-type="float" office:value="43.558" calcext:value-type="float">
            <text:p>43,558</text:p>
          </table:table-cell>
          <table:table-cell table:number-columns-repeated="2" table:style-name="ce3" office:value-type="float" office:value="43.252" calcext:value-type="float">
            <text:p>43,252</text:p>
          </table:table-cell>
          <table:table-cell table:number-columns-repeated="2" table:style-name="ce3" office:value-type="float" office:value="42.638" calcext:value-type="float">
            <text:p>42,638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15" table:formula="of:=AVERAGE([.B12:.Y12])" office:value-type="float" office:value="42.4591666666667" calcext:value-type="float">
            <text:p>42,459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3" office:value-type="float" office:value="40.798" calcext:value-type="float">
            <text:p>40,798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2.945" calcext:value-type="float">
            <text:p>42,945</text:p>
          </table:table-cell>
          <table:table-cell table:number-columns-repeated="2" table:style-name="ce3" office:value-type="float" office:value="42.025" calcext:value-type="float">
            <text:p>42,025</text:p>
          </table:table-cell>
          <table:table-cell table:style-name="ce3" office:value-type="float" office:value="41.718" calcext:value-type="float">
            <text:p>41,718</text:p>
          </table:table-cell>
          <table:table-cell table:style-name="ce3" office:value-type="float" office:value="41.104" calcext:value-type="float">
            <text:p>41,104</text:p>
          </table:table-cell>
          <table:table-cell table:style-name="ce3" office:value-type="float" office:value="41.718" calcext:value-type="float">
            <text:p>41,718</text:p>
          </table:table-cell>
          <table:table-cell table:style-name="ce3" office:value-type="float" office:value="43.252" calcext:value-type="float">
            <text:p>43,252</text:p>
          </table:table-cell>
          <table:table-cell table:number-columns-repeated="2" table:style-name="ce3" office:value-type="float" office:value="43.558" calcext:value-type="float">
            <text:p>43,558</text:p>
          </table:table-cell>
          <table:table-cell table:number-columns-repeated="2" table:style-name="ce3" office:value-type="float" office:value="43.252" calcext:value-type="float">
            <text:p>43,252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15" table:formula="of:=AVERAGE([.B13:.Y13])" office:value-type="float" office:value="42.8427083333333" calcext:value-type="float">
            <text:p>42,843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3" office:value-type="float" office:value="40.798" calcext:value-type="float">
            <text:p>40,798</text:p>
          </table:table-cell>
          <table:table-cell table:style-name="ce3" office:value-type="float" office:value="41.104" calcext:value-type="float">
            <text:p>41,104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2.945" calcext:value-type="float">
            <text:p>42,945</text:p>
          </table:table-cell>
          <table:table-cell table:number-columns-repeated="2" table:style-name="ce3" office:value-type="float" office:value="42.025" calcext:value-type="float">
            <text:p>42,025</text:p>
          </table:table-cell>
          <table:table-cell table:style-name="ce3" office:value-type="float" office:value="41.718" calcext:value-type="float">
            <text:p>41,718</text:p>
          </table:table-cell>
          <table:table-cell table:style-name="ce3" office:value-type="float" office:value="41.104" calcext:value-type="float">
            <text:p>41,104</text:p>
          </table:table-cell>
          <table:table-cell table:style-name="ce3" office:value-type="float" office:value="41.718" calcext:value-type="float">
            <text:p>41,718</text:p>
          </table:table-cell>
          <table:table-cell table:style-name="ce3" office:value-type="float" office:value="43.252" calcext:value-type="float">
            <text:p>43,252</text:p>
          </table:table-cell>
          <table:table-cell table:number-columns-repeated="2" table:style-name="ce3" office:value-type="float" office:value="43.558" calcext:value-type="float">
            <text:p>43,558</text:p>
          </table:table-cell>
          <table:table-cell table:number-columns-repeated="2" table:style-name="ce3" office:value-type="float" office:value="43.252" calcext:value-type="float">
            <text:p>43,252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15" table:formula="of:=AVERAGE([.B14:.Y14])" office:value-type="float" office:value="42.66375" calcext:value-type="float">
            <text:p>42,664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3" office:value-type="float" office:value="41.104" calcext:value-type="float">
            <text:p>41,104</text:p>
          </table:table-cell>
          <table:table-cell table:style-name="ce3" office:value-type="float" office:value="40.491" calcext:value-type="float">
            <text:p>40,491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2.945" calcext:value-type="float">
            <text:p>42,945</text:p>
          </table:table-cell>
          <table:table-cell table:number-columns-repeated="2" table:style-name="ce3" office:value-type="float" office:value="42.025" calcext:value-type="float">
            <text:p>42,025</text:p>
          </table:table-cell>
          <table:table-cell table:style-name="ce3" office:value-type="float" office:value="41.718" calcext:value-type="float">
            <text:p>41,718</text:p>
          </table:table-cell>
          <table:table-cell table:style-name="ce3" office:value-type="float" office:value="41.104" calcext:value-type="float">
            <text:p>41,104</text:p>
          </table:table-cell>
          <table:table-cell table:style-name="ce3" office:value-type="float" office:value="41.718" calcext:value-type="float">
            <text:p>41,718</text:p>
          </table:table-cell>
          <table:table-cell table:style-name="ce3" office:value-type="float" office:value="43.252" calcext:value-type="float">
            <text:p>43,252</text:p>
          </table:table-cell>
          <table:table-cell table:number-columns-repeated="2" table:style-name="ce3" office:value-type="float" office:value="43.558" calcext:value-type="float">
            <text:p>43,558</text:p>
          </table:table-cell>
          <table:table-cell table:number-columns-repeated="2" table:style-name="ce3" office:value-type="float" office:value="43.252" calcext:value-type="float">
            <text:p>43,252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15" table:formula="of:=AVERAGE([.B15:.Y15])" office:value-type="float" office:value="42.6637083333333" calcext:value-type="float">
            <text:p>42,664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3" office:value-type="float" office:value="40.184" calcext:value-type="float">
            <text:p>40,184</text:p>
          </table:table-cell>
          <table:table-cell table:style-name="ce3" office:value-type="float" office:value="39.877" calcext:value-type="float">
            <text:p>39,877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2.945" calcext:value-type="float">
            <text:p>42,945</text:p>
          </table:table-cell>
          <table:table-cell table:number-columns-repeated="2" table:style-name="ce3" office:value-type="float" office:value="42.025" calcext:value-type="float">
            <text:p>42,025</text:p>
          </table:table-cell>
          <table:table-cell table:style-name="ce3" office:value-type="float" office:value="41.718" calcext:value-type="float">
            <text:p>41,718</text:p>
          </table:table-cell>
          <table:table-cell table:style-name="ce3" office:value-type="float" office:value="41.104" calcext:value-type="float">
            <text:p>41,104</text:p>
          </table:table-cell>
          <table:table-cell table:style-name="ce3" office:value-type="float" office:value="41.718" calcext:value-type="float">
            <text:p>41,718</text:p>
          </table:table-cell>
          <table:table-cell table:style-name="ce3" office:value-type="float" office:value="43.252" calcext:value-type="float">
            <text:p>43,252</text:p>
          </table:table-cell>
          <table:table-cell table:number-columns-repeated="2" table:style-name="ce3" office:value-type="float" office:value="43.558" calcext:value-type="float">
            <text:p>43,558</text:p>
          </table:table-cell>
          <table:table-cell table:number-columns-repeated="2" table:style-name="ce3" office:value-type="float" office:value="43.252" calcext:value-type="float">
            <text:p>43,252</text:p>
          </table:table-cell>
          <table:table-cell table:number-columns-repeated="2" table:style-name="ce3" office:value-type="float" office:value="42.945" calcext:value-type="float">
            <text:p>42,94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15" table:formula="of:=AVERAGE([.B16:.Y16])" office:value-type="float" office:value="42.6381666666667" calcext:value-type="float">
            <text:p>42,638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3" office:value-type="float" office:value="39.571" calcext:value-type="float">
            <text:p>39,571</text:p>
          </table:table-cell>
          <table:table-cell table:style-name="ce3" office:value-type="float" office:value="39.877" calcext:value-type="float">
            <text:p>39,877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3.252" calcext:value-type="float">
            <text:p>43,252</text:p>
          </table:table-cell>
          <table:table-cell table:number-columns-repeated="2" table:style-name="ce3" office:value-type="float" office:value="42.331" calcext:value-type="float">
            <text:p>42,331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025" calcext:value-type="float">
            <text:p>42,025</text:p>
          </table:table-cell>
          <table:table-cell table:number-columns-repeated="3" table:style-name="ce3" office:value-type="float" office:value="43.558" calcext:value-type="float">
            <text:p>43,558</text:p>
          </table:table-cell>
          <table:table-cell table:number-columns-repeated="2" table:style-name="ce3" office:value-type="float" office:value="43.252" calcext:value-type="float">
            <text:p>43,252</text:p>
          </table:table-cell>
          <table:table-cell table:number-columns-repeated="2" table:style-name="ce3" office:value-type="float" office:value="42.945" calcext:value-type="float">
            <text:p>42,94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15" table:formula="of:=AVERAGE([.B17:.Y17])" office:value-type="float" office:value="42.727625" calcext:value-type="float">
            <text:p>42,728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3" office:value-type="float" office:value="39.571" calcext:value-type="float">
            <text:p>39,571</text:p>
          </table:table-cell>
          <table:table-cell table:style-name="ce3" office:value-type="float" office:value="39.877" calcext:value-type="float">
            <text:p>39,877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2.945" calcext:value-type="float">
            <text:p>42,945</text:p>
          </table:table-cell>
          <table:table-cell table:number-columns-repeated="3" table:style-name="ce3" office:value-type="float" office:value="42.331" calcext:value-type="float">
            <text:p>42,331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025" calcext:value-type="float">
            <text:p>42,025</text:p>
          </table:table-cell>
          <table:table-cell table:number-columns-repeated="5" table:style-name="ce3" office:value-type="float" office:value="43.558" calcext:value-type="float">
            <text:p>43,558</text:p>
          </table:table-cell>
          <table:table-cell table:number-columns-repeated="2" table:style-name="ce3" office:value-type="float" office:value="43.252" calcext:value-type="float">
            <text:p>43,252</text:p>
          </table:table-cell>
          <table:table-cell table:number-columns-repeated="2"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15" table:formula="of:=AVERAGE([.B18:.Y18])" office:value-type="float" office:value="42.6635833333333" calcext:value-type="float">
            <text:p>42,664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3" office:value-type="float" office:value="39.877" calcext:value-type="float">
            <text:p>39,877</text:p>
          </table:table-cell>
          <table:table-cell table:style-name="ce3" office:value-type="float" office:value="40.184" calcext:value-type="float">
            <text:p>40,184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2.945" calcext:value-type="float">
            <text:p>42,945</text:p>
          </table:table-cell>
          <table:table-cell table:number-columns-repeated="3" table:style-name="ce3" office:value-type="float" office:value="42.331" calcext:value-type="float">
            <text:p>42,331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025" calcext:value-type="float">
            <text:p>42,025</text:p>
          </table:table-cell>
          <table:table-cell table:number-columns-repeated="5" table:style-name="ce3" office:value-type="float" office:value="43.558" calcext:value-type="float">
            <text:p>43,558</text:p>
          </table:table-cell>
          <table:table-cell table:number-columns-repeated="2" table:style-name="ce3" office:value-type="float" office:value="43.252" calcext:value-type="float">
            <text:p>43,252</text:p>
          </table:table-cell>
          <table:table-cell table:number-columns-repeated="2"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15" table:formula="of:=AVERAGE([.B19:.Y19])" office:value-type="float" office:value="42.689125" calcext:value-type="float">
            <text:p>42,689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3" office:value-type="float" office:value="39.264" calcext:value-type="float">
            <text:p>39,264</text:p>
          </table:table-cell>
          <table:table-cell table:style-name="ce3" office:value-type="float" office:value="39.571" calcext:value-type="float">
            <text:p>39,571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2.945" calcext:value-type="float">
            <text:p>42,945</text:p>
          </table:table-cell>
          <table:table-cell table:number-columns-repeated="3" table:style-name="ce3" office:value-type="float" office:value="42.331" calcext:value-type="float">
            <text:p>42,331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3.558" calcext:value-type="float">
            <text:p>43,558</text:p>
          </table:table-cell>
          <table:table-cell table:number-columns-repeated="4" table:style-name="ce3" office:value-type="float" office:value="43.865" calcext:value-type="float">
            <text:p>43,865</text:p>
          </table:table-cell>
          <table:table-cell table:number-columns-repeated="2" table:style-name="ce3" office:value-type="float" office:value="43.558" calcext:value-type="float">
            <text:p>43,558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15" table:formula="of:=AVERAGE([.B20:.Y20])" office:value-type="float" office:value="42.7019583333333" calcext:value-type="float">
            <text:p>42,702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3" office:value-type="float" office:value="39.264" calcext:value-type="float">
            <text:p>39,264</text:p>
          </table:table-cell>
          <table:table-cell table:style-name="ce3" office:value-type="float" office:value="39.571" calcext:value-type="float">
            <text:p>39,571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3" office:value-type="float" office:value="43.252" calcext:value-type="float">
            <text:p>43,252</text:p>
          </table:table-cell>
          <table:table-cell table:number-columns-repeated="3" table:style-name="ce3" office:value-type="float" office:value="42.638" calcext:value-type="float">
            <text:p>42,638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1.718" calcext:value-type="float">
            <text:p>41,718</text:p>
          </table:table-cell>
          <table:table-cell table:style-name="ce3" office:value-type="float" office:value="42.331" calcext:value-type="float">
            <text:p>42,331</text:p>
          </table:table-cell>
          <table:table-cell table:number-columns-repeated="5" table:style-name="ce3" office:value-type="float" office:value="43.865" calcext:value-type="float">
            <text:p>43,865</text:p>
          </table:table-cell>
          <table:table-cell table:number-columns-repeated="2" table:style-name="ce3" office:value-type="float" office:value="43.558" calcext:value-type="float">
            <text:p>43,558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15" table:formula="of:=AVERAGE([.B21:.Y21])" office:value-type="float" office:value="42.817" calcext:value-type="float">
            <text:p>42,817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3" office:value-type="float" office:value="38.344" calcext:value-type="float">
            <text:p>38,344</text:p>
          </table:table-cell>
          <table:table-cell table:style-name="ce3" office:value-type="float" office:value="39.571" calcext:value-type="float">
            <text:p>39,571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2.638" calcext:value-type="float">
            <text:p>42,638</text:p>
          </table:table-cell>
          <table:table-cell table:number-columns-repeated="2" table:style-name="ce3" office:value-type="float" office:value="42.945" calcext:value-type="float">
            <text:p>42,945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2.638" calcext:value-type="float">
            <text:p>42,638</text:p>
          </table:table-cell>
          <table:table-cell table:number-columns-repeated="5" table:style-name="ce3" office:value-type="float" office:value="44.172" calcext:value-type="float">
            <text:p>44,172</text:p>
          </table:table-cell>
          <table:table-cell table:number-columns-repeated="2" table:style-name="ce3" office:value-type="float" office:value="43.865" calcext:value-type="float">
            <text:p>43,865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15" table:formula="of:=AVERAGE([.B22:.Y22])" office:value-type="float" office:value="42.9705" calcext:value-type="float">
            <text:p>42,971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3" office:value-type="float" office:value="38.344" calcext:value-type="float">
            <text:p>38,344</text:p>
          </table:table-cell>
          <table:table-cell table:style-name="ce3" office:value-type="float" office:value="39.571" calcext:value-type="float">
            <text:p>39,571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2.638" calcext:value-type="float">
            <text:p>42,638</text:p>
          </table:table-cell>
          <table:table-cell table:number-columns-repeated="2" table:style-name="ce3" office:value-type="float" office:value="42.945" calcext:value-type="float">
            <text:p>42,945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2.638" calcext:value-type="float">
            <text:p>42,638</text:p>
          </table:table-cell>
          <table:table-cell table:number-columns-repeated="5" table:style-name="ce3" office:value-type="float" office:value="44.172" calcext:value-type="float">
            <text:p>44,172</text:p>
          </table:table-cell>
          <table:table-cell table:number-columns-repeated="2" table:style-name="ce3" office:value-type="float" office:value="43.865" calcext:value-type="float">
            <text:p>43,865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15" table:formula="of:=AVERAGE([.B23:.Y23])" office:value-type="float" office:value="42.98325" calcext:value-type="float">
            <text:p>42,983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3" office:value-type="float" office:value="38.65" calcext:value-type="float">
            <text:p>38,650</text:p>
          </table:table-cell>
          <table:table-cell table:style-name="ce3" office:value-type="float" office:value="39.571" calcext:value-type="float">
            <text:p>39,571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2.945" calcext:value-type="float">
            <text:p>42,945</text:p>
          </table:table-cell>
          <table:table-cell table:number-columns-repeated="2" table:style-name="ce3" office:value-type="float" office:value="43.252" calcext:value-type="float">
            <text:p>43,252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3" office:value-type="float" office:value="44.479" calcext:value-type="float">
            <text:p>44,479</text:p>
          </table:table-cell>
          <table:table-cell table:number-columns-repeated="4" table:style-name="ce3" office:value-type="float" office:value="44.172" calcext:value-type="float">
            <text:p>44,172</text:p>
          </table:table-cell>
          <table:table-cell table:number-columns-repeated="2" table:style-name="ce3" office:value-type="float" office:value="43.865" calcext:value-type="float">
            <text:p>43,865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15" table:formula="of:=AVERAGE([.B24:.Y24])" office:value-type="float" office:value="43.0983333333334" calcext:value-type="float">
            <text:p>43,098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3" office:value-type="float" office:value="38.344" calcext:value-type="float">
            <text:p>38,344</text:p>
          </table:table-cell>
          <table:table-cell table:style-name="ce3" office:value-type="float" office:value="39.571" calcext:value-type="float">
            <text:p>39,571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5.092" calcext:value-type="float">
            <text:p>45,092</text:p>
          </table:table-cell>
          <table:table-cell table:style-name="ce3" office:value-type="float" office:value="44.172" calcext:value-type="float">
            <text:p>44,172</text:p>
          </table:table-cell>
          <table:table-cell table:number-columns-repeated="2" table:style-name="ce3" office:value-type="float" office:value="44.479" calcext:value-type="float">
            <text:p>44,479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4.479" calcext:value-type="float">
            <text:p>44,479</text:p>
          </table:table-cell>
          <table:table-cell table:number-columns-repeated="4" table:style-name="ce3" office:value-type="float" office:value="44.172" calcext:value-type="float">
            <text:p>44,172</text:p>
          </table:table-cell>
          <table:table-cell table:number-columns-repeated="2" table:style-name="ce3" office:value-type="float" office:value="43.865" calcext:value-type="float">
            <text:p>43,865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15" table:formula="of:=AVERAGE([.B25:.Y25])" office:value-type="float" office:value="43.5967916666667" calcext:value-type="float">
            <text:p>43,597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3" office:value-type="float" office:value="38.344" calcext:value-type="float">
            <text:p>38,344</text:p>
          </table:table-cell>
          <table:table-cell table:style-name="ce3" office:value-type="float" office:value="38.957" calcext:value-type="float">
            <text:p>38,957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5.092" calcext:value-type="float">
            <text:p>45,092</text:p>
          </table:table-cell>
          <table:table-cell table:style-name="ce3" office:value-type="float" office:value="44.172" calcext:value-type="float">
            <text:p>44,172</text:p>
          </table:table-cell>
          <table:table-cell table:number-columns-repeated="2" table:style-name="ce3" office:value-type="float" office:value="44.479" calcext:value-type="float">
            <text:p>44,479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4.479" calcext:value-type="float">
            <text:p>44,479</text:p>
          </table:table-cell>
          <table:table-cell table:number-columns-repeated="4" table:style-name="ce3" office:value-type="float" office:value="44.172" calcext:value-type="float">
            <text:p>44,172</text:p>
          </table:table-cell>
          <table:table-cell table:number-columns-repeated="2" table:style-name="ce3" office:value-type="float" office:value="43.865" calcext:value-type="float">
            <text:p>43,865</text:p>
          </table:table-cell>
          <table:table-cell table:number-columns-repeated="2" table:style-name="ce3" office:value-type="float" office:value="44.479" calcext:value-type="float">
            <text:p>44,479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15" table:formula="of:=AVERAGE([.B26:.Y26])" office:value-type="float" office:value="43.6352083333333" calcext:value-type="float">
            <text:p>43,635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3" office:value-type="float" office:value="37.73" calcext:value-type="float">
            <text:p>37,730</text:p>
          </table:table-cell>
          <table:table-cell table:style-name="ce3" office:value-type="float" office:value="40.491" calcext:value-type="float">
            <text:p>40,491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5.092" calcext:value-type="float">
            <text:p>45,092</text:p>
          </table:table-cell>
          <table:table-cell table:style-name="ce3" office:value-type="float" office:value="44.172" calcext:value-type="float">
            <text:p>44,172</text:p>
          </table:table-cell>
          <table:table-cell table:number-columns-repeated="3" table:style-name="ce3" office:value-type="float" office:value="44.479" calcext:value-type="float">
            <text:p>44,479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4.479" calcext:value-type="float">
            <text:p>44,479</text:p>
          </table:table-cell>
          <table:table-cell table:number-columns-repeated="4" table:style-name="ce3" office:value-type="float" office:value="44.172" calcext:value-type="float">
            <text:p>44,172</text:p>
          </table:table-cell>
          <table:table-cell table:number-columns-repeated="2" table:style-name="ce3" office:value-type="float" office:value="43.865" calcext:value-type="float">
            <text:p>43,865</text:p>
          </table:table-cell>
          <table:table-cell table:number-columns-repeated="2" table:style-name="ce3" office:value-type="float" office:value="44.479" calcext:value-type="float">
            <text:p>44,479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15" table:formula="of:=AVERAGE([.B27:.Y27])" office:value-type="float" office:value="43.763" calcext:value-type="float">
            <text:p>43,763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3" office:value-type="float" office:value="39.264" calcext:value-type="float">
            <text:p>39,264</text:p>
          </table:table-cell>
          <table:table-cell table:style-name="ce3" office:value-type="float" office:value="40.798" calcext:value-type="float">
            <text:p>40,798</text:p>
          </table:table-cell>
          <table:table-cell table:style-name="ce3" office:value-type="float" office:value="45.092" calcext:value-type="float">
            <text:p>45,092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5.092" calcext:value-type="float">
            <text:p>45,092</text:p>
          </table:table-cell>
          <table:table-cell table:style-name="ce3" office:value-type="float" office:value="44.172" calcext:value-type="float">
            <text:p>44,172</text:p>
          </table:table-cell>
          <table:table-cell table:number-columns-repeated="3" table:style-name="ce3" office:value-type="float" office:value="44.479" calcext:value-type="float">
            <text:p>44,479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4.479" calcext:value-type="float">
            <text:p>44,479</text:p>
          </table:table-cell>
          <table:table-cell table:number-columns-repeated="4" table:style-name="ce3" office:value-type="float" office:value="44.172" calcext:value-type="float">
            <text:p>44,172</text:p>
          </table:table-cell>
          <table:table-cell table:number-columns-repeated="2" table:style-name="ce3" office:value-type="float" office:value="43.865" calcext:value-type="float">
            <text:p>43,865</text:p>
          </table:table-cell>
          <table:table-cell table:number-columns-repeated="2" table:style-name="ce3" office:value-type="float" office:value="44.479" calcext:value-type="float">
            <text:p>44,479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15" table:formula="of:=AVERAGE([.B28:.Y28])" office:value-type="float" office:value="43.8525" calcext:value-type="float">
            <text:p>43,853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3" office:value-type="float" office:value="38.957" calcext:value-type="float">
            <text:p>38,957</text:p>
          </table:table-cell>
          <table:table-cell table:style-name="ce3" office:value-type="float" office:value="40.798" calcext:value-type="float">
            <text:p>40,798</text:p>
          </table:table-cell>
          <table:table-cell table:style-name="ce3" office:value-type="float" office:value="45.092" calcext:value-type="float">
            <text:p>45,092</text:p>
          </table:table-cell>
          <table:table-cell table:style-name="ce3" office:value-type="float" office:value="44.479" calcext:value-type="float">
            <text:p>44,479</text:p>
          </table:table-cell>
          <table:table-cell table:number-columns-repeated="2" table:style-name="ce3" office:value-type="float" office:value="44.172" calcext:value-type="float">
            <text:p>44,172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3.865" calcext:value-type="float">
            <text:p>43,865</text:p>
          </table:table-cell>
          <table:table-cell table:number-columns-repeated="3" table:style-name="ce3" office:value-type="float" office:value="44.172" calcext:value-type="float">
            <text:p>44,172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4.479" calcext:value-type="float">
            <text:p>44,479</text:p>
          </table:table-cell>
          <table:table-cell table:number-columns-repeated="4" table:style-name="ce3" office:value-type="float" office:value="44.172" calcext:value-type="float">
            <text:p>44,172</text:p>
          </table:table-cell>
          <table:table-cell table:number-columns-repeated="2" table:style-name="ce3" office:value-type="float" office:value="43.865" calcext:value-type="float">
            <text:p>43,865</text:p>
          </table:table-cell>
          <table:table-cell table:number-columns-repeated="2" table:style-name="ce3" office:value-type="float" office:value="44.479" calcext:value-type="float">
            <text:p>44,479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15" table:formula="of:=AVERAGE([.B29:.Y29])" office:value-type="float" office:value="43.737375" calcext:value-type="float">
            <text:p>43,737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3" office:value-type="float" office:value="38.957" calcext:value-type="float">
            <text:p>38,957</text:p>
          </table:table-cell>
          <table:table-cell table:style-name="ce3" office:value-type="float" office:value="40.491" calcext:value-type="float">
            <text:p>40,491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3.558" calcext:value-type="float">
            <text:p>43,558</text:p>
          </table:table-cell>
          <table:table-cell table:number-columns-repeated="3" table:style-name="ce3" office:value-type="float" office:value="43.865" calcext:value-type="float">
            <text:p>43,865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4.479" calcext:value-type="float">
            <text:p>44,479</text:p>
          </table:table-cell>
          <table:table-cell table:number-columns-repeated="5" table:style-name="ce3" office:value-type="float" office:value="44.172" calcext:value-type="float">
            <text:p>44,172</text:p>
          </table:table-cell>
          <table:table-cell table:number-columns-repeated="2" table:style-name="ce3" office:value-type="float" office:value="44.785" calcext:value-type="float">
            <text:p>44,785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15" table:formula="of:=AVERAGE([.B30:.Y30])" office:value-type="float" office:value="43.647875" calcext:value-type="float">
            <text:p>43,648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3" office:value-type="float" office:value="38.957" calcext:value-type="float">
            <text:p>38,957</text:p>
          </table:table-cell>
          <table:table-cell table:style-name="ce3" office:value-type="float" office:value="41.104" calcext:value-type="float">
            <text:p>41,104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4.785" calcext:value-type="float">
            <text:p>44,785</text:p>
          </table:table-cell>
          <table:table-cell table:number-columns-repeated="2" table:style-name="ce3" office:value-type="float" office:value="44.479" calcext:value-type="float">
            <text:p>44,479</text:p>
          </table:table-cell>
          <table:table-cell table:style-name="ce3" office:value-type="float" office:value="43.558" calcext:value-type="float">
            <text:p>43,558</text:p>
          </table:table-cell>
          <table:table-cell table:number-columns-repeated="3" table:style-name="ce3" office:value-type="float" office:value="43.865" calcext:value-type="float">
            <text:p>43,865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4.479" calcext:value-type="float">
            <text:p>44,479</text:p>
          </table:table-cell>
          <table:table-cell table:number-columns-repeated="5" table:style-name="ce3" office:value-type="float" office:value="44.172" calcext:value-type="float">
            <text:p>44,172</text:p>
          </table:table-cell>
          <table:table-cell table:number-columns-repeated="2" table:style-name="ce3" office:value-type="float" office:value="44.785" calcext:value-type="float">
            <text:p>44,785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15" table:formula="of:=AVERAGE([.B31:.Y31])" office:value-type="float" office:value="43.7245416666667" calcext:value-type="float">
            <text:p>43,725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3" office:value-type="float" office:value="39.877" calcext:value-type="float">
            <text:p>39,877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5.092" calcext:value-type="float">
            <text:p>45,092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5.092" calcext:value-type="float">
            <text:p>45,092</text:p>
          </table:table-cell>
          <table:table-cell table:number-columns-repeated="2" table:style-name="ce3" office:value-type="float" office:value="44.479" calcext:value-type="float">
            <text:p>44,479</text:p>
          </table:table-cell>
          <table:table-cell table:style-name="ce3" office:value-type="float" office:value="43.558" calcext:value-type="float">
            <text:p>43,558</text:p>
          </table:table-cell>
          <table:table-cell table:number-columns-repeated="3" table:style-name="ce3" office:value-type="float" office:value="43.865" calcext:value-type="float">
            <text:p>43,86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4.479" calcext:value-type="float">
            <text:p>44,479</text:p>
          </table:table-cell>
          <table:table-cell table:number-columns-repeated="6" table:style-name="ce3" office:value-type="float" office:value="45.092" calcext:value-type="float">
            <text:p>45,092</text:p>
          </table:table-cell>
          <table:table-cell table:style-name="ce3" office:value-type="float" office:value="45.706" calcext:value-type="float">
            <text:p>45,706</text:p>
          </table:table-cell>
          <table:table-cell table:style-name="ce3" office:value-type="float" office:value="45.399" calcext:value-type="float">
            <text:p>45,399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15" table:formula="of:=AVERAGE([.B32:.Y32])" office:value-type="float" office:value="44.1974166666667" calcext:value-type="float">
            <text:p>44,197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3" office:value-type="float" office:value="40.798" calcext:value-type="float">
            <text:p>40,798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3" office:value-type="float" office:value="45.092" calcext:value-type="float">
            <text:p>45,092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5.092" calcext:value-type="float">
            <text:p>45,092</text:p>
          </table:table-cell>
          <table:table-cell table:number-columns-repeated="2" table:style-name="ce3" office:value-type="float" office:value="44.479" calcext:value-type="float">
            <text:p>44,479</text:p>
          </table:table-cell>
          <table:table-cell table:style-name="ce3" office:value-type="float" office:value="43.558" calcext:value-type="float">
            <text:p>43,558</text:p>
          </table:table-cell>
          <table:table-cell table:number-columns-repeated="3" table:style-name="ce3" office:value-type="float" office:value="43.865" calcext:value-type="float">
            <text:p>43,86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4.479" calcext:value-type="float">
            <text:p>44,479</text:p>
          </table:table-cell>
          <table:table-cell table:number-columns-repeated="6" table:style-name="ce3" office:value-type="float" office:value="45.092" calcext:value-type="float">
            <text:p>45,092</text:p>
          </table:table-cell>
          <table:table-cell table:style-name="ce3" office:value-type="float" office:value="45.706" calcext:value-type="float">
            <text:p>45,706</text:p>
          </table:table-cell>
          <table:table-cell table:style-name="ce3" office:value-type="float" office:value="45.399" calcext:value-type="float">
            <text:p>45,399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15" table:formula="of:=AVERAGE([.B33:.Y33])" office:value-type="float" office:value="44.2485833333333" calcext:value-type="float">
            <text:p>44,249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3" office:value-type="float" office:value="40.491" calcext:value-type="float">
            <text:p>40,491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4.479" calcext:value-type="float">
            <text:p>44,479</text:p>
          </table:table-cell>
          <table:table-cell table:number-columns-repeated="2" table:style-name="ce3" office:value-type="float" office:value="43.865" calcext:value-type="float">
            <text:p>43,865</text:p>
          </table:table-cell>
          <table:table-cell table:style-name="ce3" office:value-type="float" office:value="42.945" calcext:value-type="float">
            <text:p>42,945</text:p>
          </table:table-cell>
          <table:table-cell table:number-columns-repeated="3" table:style-name="ce3" office:value-type="float" office:value="43.865" calcext:value-type="float">
            <text:p>43,86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4.479" calcext:value-type="float">
            <text:p>44,479</text:p>
          </table:table-cell>
          <table:table-cell table:number-columns-repeated="6" table:style-name="ce3" office:value-type="float" office:value="45.092" calcext:value-type="float">
            <text:p>45,092</text:p>
          </table:table-cell>
          <table:table-cell table:style-name="ce3" office:value-type="float" office:value="45.706" calcext:value-type="float">
            <text:p>45,706</text:p>
          </table:table-cell>
          <table:table-cell table:style-name="ce3" office:value-type="float" office:value="45.399" calcext:value-type="float">
            <text:p>45,399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15" table:formula="of:=AVERAGE([.B34:.Y34])" office:value-type="float" office:value="44.069625" calcext:value-type="float">
            <text:p>44,070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3" office:value-type="float" office:value="41.411" calcext:value-type="float">
            <text:p>41,411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4.479" calcext:value-type="float">
            <text:p>44,479</text:p>
          </table:table-cell>
          <table:table-cell table:number-columns-repeated="2" table:style-name="ce3" office:value-type="float" office:value="43.865" calcext:value-type="float">
            <text:p>43,865</text:p>
          </table:table-cell>
          <table:table-cell table:style-name="ce3" office:value-type="float" office:value="42.945" calcext:value-type="float">
            <text:p>42,945</text:p>
          </table:table-cell>
          <table:table-cell table:number-columns-repeated="3" table:style-name="ce3" office:value-type="float" office:value="43.865" calcext:value-type="float">
            <text:p>43,86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4.479" calcext:value-type="float">
            <text:p>44,479</text:p>
          </table:table-cell>
          <table:table-cell table:number-columns-repeated="6" table:style-name="ce3" office:value-type="float" office:value="45.092" calcext:value-type="float">
            <text:p>45,092</text:p>
          </table:table-cell>
          <table:table-cell table:style-name="ce3" office:value-type="float" office:value="45.706" calcext:value-type="float">
            <text:p>45,706</text:p>
          </table:table-cell>
          <table:table-cell table:style-name="ce3" office:value-type="float" office:value="45.399" calcext:value-type="float">
            <text:p>45,399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15" table:formula="of:=AVERAGE([.B35:.Y35])" office:value-type="float" office:value="44.1079583333333" calcext:value-type="float">
            <text:p>44,108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4.172" calcext:value-type="float">
            <text:p>44,172</text:p>
          </table:table-cell>
          <table:table-cell table:number-columns-repeated="2" table:style-name="ce3" office:value-type="float" office:value="43.865" calcext:value-type="float">
            <text:p>43,865</text:p>
          </table:table-cell>
          <table:table-cell table:style-name="ce3" office:value-type="float" office:value="42.945" calcext:value-type="float">
            <text:p>42,945</text:p>
          </table:table-cell>
          <table:table-cell table:number-columns-repeated="4" table:style-name="ce3" office:value-type="float" office:value="43.865" calcext:value-type="float">
            <text:p>43,865</text:p>
          </table:table-cell>
          <table:table-cell table:style-name="ce3" office:value-type="float" office:value="44.785" calcext:value-type="float">
            <text:p>44,785</text:p>
          </table:table-cell>
          <table:table-cell table:number-columns-repeated="6" table:style-name="ce3" office:value-type="float" office:value="45.092" calcext:value-type="float">
            <text:p>45,092</text:p>
          </table:table-cell>
          <table:table-cell table:style-name="ce3" office:value-type="float" office:value="45.706" calcext:value-type="float">
            <text:p>45,706</text:p>
          </table:table-cell>
          <table:table-cell table:style-name="ce3" office:value-type="float" office:value="45.399" calcext:value-type="float">
            <text:p>45,399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15" table:formula="of:=AVERAGE([.B36:.Y36])" office:value-type="float" office:value="44.1207083333333" calcext:value-type="float">
            <text:p>44,121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3" office:value-type="float" office:value="42.025" calcext:value-type="float">
            <text:p>42,025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4.172" calcext:value-type="float">
            <text:p>44,172</text:p>
          </table:table-cell>
          <table:table-cell table:number-columns-repeated="3" table:style-name="ce3" office:value-type="float" office:value="44.785" calcext:value-type="float">
            <text:p>44,785</text:p>
          </table:table-cell>
          <table:table-cell table:style-name="ce3" office:value-type="float" office:value="43.865" calcext:value-type="float">
            <text:p>43,865</text:p>
          </table:table-cell>
          <table:table-cell table:number-columns-repeated="4" table:style-name="ce3" office:value-type="float" office:value="44.785" calcext:value-type="float">
            <text:p>44,785</text:p>
          </table:table-cell>
          <table:table-cell table:style-name="ce3" office:value-type="float" office:value="45.706" calcext:value-type="float">
            <text:p>45,706</text:p>
          </table:table-cell>
          <table:table-cell table:number-columns-repeated="5" table:style-name="ce3" office:value-type="float" office:value="46.012" calcext:value-type="float">
            <text:p>46,012</text:p>
          </table:table-cell>
          <table:table-cell table:style-name="ce3" office:value-type="float" office:value="45.706" calcext:value-type="float">
            <text:p>45,706</text:p>
          </table:table-cell>
          <table:table-cell table:style-name="ce3" office:value-type="float" office:value="45.399" calcext:value-type="float">
            <text:p>45,399</text:p>
          </table:table-cell>
          <table:table-cell table:style-name="ce3" office:value-type="float" office:value="45.092" calcext:value-type="float">
            <text:p>45,092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15" table:formula="of:=AVERAGE([.B37:.Y37])" office:value-type="float" office:value="44.746875" calcext:value-type="float">
            <text:p>44,747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3" office:value-type="float" office:value="41.718" calcext:value-type="float">
            <text:p>41,718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4.479" calcext:value-type="float">
            <text:p>44,479</text:p>
          </table:table-cell>
          <table:table-cell table:number-columns-repeated="2" table:style-name="ce3" office:value-type="float" office:value="44.785" calcext:value-type="float">
            <text:p>44,785</text:p>
          </table:table-cell>
          <table:table-cell table:style-name="ce3" office:value-type="float" office:value="43.865" calcext:value-type="float">
            <text:p>43,865</text:p>
          </table:table-cell>
          <table:table-cell table:number-columns-repeated="4" table:style-name="ce3" office:value-type="float" office:value="44.785" calcext:value-type="float">
            <text:p>44,785</text:p>
          </table:table-cell>
          <table:table-cell table:style-name="ce3" office:value-type="float" office:value="45.706" calcext:value-type="float">
            <text:p>45,706</text:p>
          </table:table-cell>
          <table:table-cell table:number-columns-repeated="5" table:style-name="ce3" office:value-type="float" office:value="46.012" calcext:value-type="float">
            <text:p>46,012</text:p>
          </table:table-cell>
          <table:table-cell table:style-name="ce3" office:value-type="float" office:value="45.706" calcext:value-type="float">
            <text:p>45,706</text:p>
          </table:table-cell>
          <table:table-cell table:style-name="ce3" office:value-type="float" office:value="45.399" calcext:value-type="float">
            <text:p>45,399</text:p>
          </table:table-cell>
          <table:table-cell table:style-name="ce3" office:value-type="float" office:value="45.092" calcext:value-type="float">
            <text:p>45,092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15" table:formula="of:=AVERAGE([.B38:.Y38])" office:value-type="float" office:value="44.7213333333333" calcext:value-type="float">
            <text:p>44,721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4.479" calcext:value-type="float">
            <text:p>44,479</text:p>
          </table:table-cell>
          <table:table-cell table:number-columns-repeated="2" table:style-name="ce3" office:value-type="float" office:value="44.785" calcext:value-type="float">
            <text:p>44,785</text:p>
          </table:table-cell>
          <table:table-cell table:style-name="ce3" office:value-type="float" office:value="43.865" calcext:value-type="float">
            <text:p>43,865</text:p>
          </table:table-cell>
          <table:table-cell table:number-columns-repeated="4" table:style-name="ce3" office:value-type="float" office:value="44.785" calcext:value-type="float">
            <text:p>44,785</text:p>
          </table:table-cell>
          <table:table-cell table:style-name="ce3" office:value-type="float" office:value="45.706" calcext:value-type="float">
            <text:p>45,706</text:p>
          </table:table-cell>
          <table:table-cell table:number-columns-repeated="5" table:style-name="ce3" office:value-type="float" office:value="46.012" calcext:value-type="float">
            <text:p>46,012</text:p>
          </table:table-cell>
          <table:table-cell table:number-columns-repeated="2" table:style-name="ce3" office:value-type="float" office:value="45.706" calcext:value-type="float">
            <text:p>45,706</text:p>
          </table:table-cell>
          <table:table-cell table:style-name="ce3" office:value-type="float" office:value="45.092" calcext:value-type="float">
            <text:p>45,092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15" table:formula="of:=AVERAGE([.B39:.Y39])" office:value-type="float" office:value="44.8108333333333" calcext:value-type="float">
            <text:p>44,811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4.479" calcext:value-type="float">
            <text:p>44,479</text:p>
          </table:table-cell>
          <table:table-cell table:number-columns-repeated="2" table:style-name="ce3" office:value-type="float" office:value="44.785" calcext:value-type="float">
            <text:p>44,785</text:p>
          </table:table-cell>
          <table:table-cell table:style-name="ce3" office:value-type="float" office:value="43.865" calcext:value-type="float">
            <text:p>43,865</text:p>
          </table:table-cell>
          <table:table-cell table:number-columns-repeated="4" table:style-name="ce3" office:value-type="float" office:value="44.785" calcext:value-type="float">
            <text:p>44,785</text:p>
          </table:table-cell>
          <table:table-cell table:style-name="ce3" office:value-type="float" office:value="45.706" calcext:value-type="float">
            <text:p>45,706</text:p>
          </table:table-cell>
          <table:table-cell table:number-columns-repeated="5" table:style-name="ce3" office:value-type="float" office:value="46.012" calcext:value-type="float">
            <text:p>46,012</text:p>
          </table:table-cell>
          <table:table-cell table:number-columns-repeated="2" table:style-name="ce3" office:value-type="float" office:value="45.706" calcext:value-type="float">
            <text:p>45,706</text:p>
          </table:table-cell>
          <table:table-cell table:style-name="ce3" office:value-type="float" office:value="45.399" calcext:value-type="float">
            <text:p>45,399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15" table:formula="of:=AVERAGE([.B40:.Y40])" office:value-type="float" office:value="44.849125" calcext:value-type="float">
            <text:p>44,849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4.172" calcext:value-type="float">
            <text:p>44,172</text:p>
          </table:table-cell>
          <table:table-cell table:number-columns-repeated="2" table:style-name="ce3" office:value-type="float" office:value="44.785" calcext:value-type="float">
            <text:p>44,785</text:p>
          </table:table-cell>
          <table:table-cell table:style-name="ce3" office:value-type="float" office:value="44.172" calcext:value-type="float">
            <text:p>44,172</text:p>
          </table:table-cell>
          <table:table-cell table:number-columns-repeated="4" table:style-name="ce3" office:value-type="float" office:value="45.092" calcext:value-type="float">
            <text:p>45,092</text:p>
          </table:table-cell>
          <table:table-cell table:number-columns-repeated="6" table:style-name="ce3" office:value-type="float" office:value="46.012" calcext:value-type="float">
            <text:p>46,012</text:p>
          </table:table-cell>
          <table:table-cell table:number-columns-repeated="2" table:style-name="ce3" office:value-type="float" office:value="45.706" calcext:value-type="float">
            <text:p>45,706</text:p>
          </table:table-cell>
          <table:table-cell table:style-name="ce3" office:value-type="float" office:value="45.399" calcext:value-type="float">
            <text:p>45,399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15" table:formula="of:=AVERAGE([.B41:.Y41])" office:value-type="float" office:value="44.9002916666666" calcext:value-type="float">
            <text:p>44,900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4.172" calcext:value-type="float">
            <text:p>44,172</text:p>
          </table:table-cell>
          <table:table-cell table:number-columns-repeated="2" table:style-name="ce3" office:value-type="float" office:value="44.785" calcext:value-type="float">
            <text:p>44,785</text:p>
          </table:table-cell>
          <table:table-cell table:style-name="ce3" office:value-type="float" office:value="44.172" calcext:value-type="float">
            <text:p>44,172</text:p>
          </table:table-cell>
          <table:table-cell table:number-columns-repeated="4" table:style-name="ce3" office:value-type="float" office:value="45.092" calcext:value-type="float">
            <text:p>45,092</text:p>
          </table:table-cell>
          <table:table-cell table:number-columns-repeated="6" table:style-name="ce3" office:value-type="float" office:value="46.012" calcext:value-type="float">
            <text:p>46,012</text:p>
          </table:table-cell>
          <table:table-cell table:number-columns-repeated="2" table:style-name="ce3" office:value-type="float" office:value="45.706" calcext:value-type="float">
            <text:p>45,706</text:p>
          </table:table-cell>
          <table:table-cell table:style-name="ce3" office:value-type="float" office:value="45.399" calcext:value-type="float">
            <text:p>45,399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15" table:formula="of:=AVERAGE([.B42:.Y42])" office:value-type="float" office:value="44.9386666666667" calcext:value-type="float">
            <text:p>44,939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3" office:value-type="float" office:value="42.638" calcext:value-type="float">
            <text:p>42,638</text:p>
          </table:table-cell>
          <table:table-cell table:style-name="ce3" office:value-type="float" office:value="42.945" calcext:value-type="float">
            <text:p>42,945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3.558" calcext:value-type="float">
            <text:p>43,558</text:p>
          </table:table-cell>
          <table:table-cell table:style-name="ce3" office:value-type="float" office:value="43.865" calcext:value-type="float">
            <text:p>43,865</text:p>
          </table:table-cell>
          <table:table-cell table:number-columns-repeated="2" table:style-name="ce3" office:value-type="float" office:value="44.479" calcext:value-type="float">
            <text:p>44,479</text:p>
          </table:table-cell>
          <table:table-cell table:style-name="ce3" office:value-type="float" office:value="44.172" calcext:value-type="float">
            <text:p>44,172</text:p>
          </table:table-cell>
          <table:table-cell table:number-columns-repeated="4" table:style-name="ce3" office:value-type="float" office:value="45.092" calcext:value-type="float">
            <text:p>45,092</text:p>
          </table:table-cell>
          <table:table-cell table:number-columns-repeated="6" table:style-name="ce3" office:value-type="float" office:value="46.012" calcext:value-type="float">
            <text:p>46,012</text:p>
          </table:table-cell>
          <table:table-cell table:number-columns-repeated="2" table:style-name="ce3" office:value-type="float" office:value="45.706" calcext:value-type="float">
            <text:p>45,706</text:p>
          </table:table-cell>
          <table:table-cell table:style-name="ce3" office:value-type="float" office:value="45.399" calcext:value-type="float">
            <text:p>45,399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15" table:formula="of:=AVERAGE([.B43:.Y43])" office:value-type="float" office:value="44.8492083333333" calcext:value-type="float">
            <text:p>44,849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3" office:value-type="float" office:value="42.331" calcext:value-type="float">
            <text:p>42,331</text:p>
          </table:table-cell>
          <table:table-cell table:number-columns-repeated="2" table:style-name="ce3" office:value-type="float" office:value="43.865" calcext:value-type="float">
            <text:p>43,865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4.479" calcext:value-type="float">
            <text:p>44,479</text:p>
          </table:table-cell>
          <table:table-cell table:number-columns-repeated="3" table:style-name="ce3" office:value-type="float" office:value="45.092" calcext:value-type="float">
            <text:p>45,092</text:p>
          </table:table-cell>
          <table:table-cell table:number-columns-repeated="10" table:style-name="ce3" office:value-type="float" office:value="46.012" calcext:value-type="float">
            <text:p>46,012</text:p>
          </table:table-cell>
          <table:table-cell table:number-columns-repeated="2" table:style-name="ce3" office:value-type="float" office:value="45.706" calcext:value-type="float">
            <text:p>45,706</text:p>
          </table:table-cell>
          <table:table-cell table:style-name="ce3" office:value-type="float" office:value="45.399" calcext:value-type="float">
            <text:p>45,399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15" table:formula="of:=AVERAGE([.B44:.Y44])" office:value-type="float" office:value="45.1686666666666" calcext:value-type="float">
            <text:p>45,169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3" office:value-type="float" office:value="42.945" calcext:value-type="float">
            <text:p>42,945</text:p>
          </table:table-cell>
          <table:table-cell table:number-columns-repeated="2" table:style-name="ce3" office:value-type="float" office:value="43.865" calcext:value-type="float">
            <text:p>43,865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4.479" calcext:value-type="float">
            <text:p>44,479</text:p>
          </table:table-cell>
          <table:table-cell table:number-columns-repeated="3" table:style-name="ce3" office:value-type="float" office:value="45.092" calcext:value-type="float">
            <text:p>45,092</text:p>
          </table:table-cell>
          <table:table-cell table:number-columns-repeated="10" table:style-name="ce3" office:value-type="float" office:value="46.012" calcext:value-type="float">
            <text:p>46,012</text:p>
          </table:table-cell>
          <table:table-cell table:number-columns-repeated="2" table:style-name="ce3" office:value-type="float" office:value="45.706" calcext:value-type="float">
            <text:p>45,706</text:p>
          </table:table-cell>
          <table:table-cell table:style-name="ce3" office:value-type="float" office:value="45.399" calcext:value-type="float">
            <text:p>45,399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15" table:formula="of:=AVERAGE([.B45:.Y45])" office:value-type="float" office:value="45.19425" calcext:value-type="float">
            <text:p>45,194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4.479" calcext:value-type="float">
            <text:p>44,479</text:p>
          </table:table-cell>
          <table:table-cell table:number-columns-repeated="2" table:style-name="ce3" office:value-type="float" office:value="44.172" calcext:value-type="float">
            <text:p>44,172</text:p>
          </table:table-cell>
          <table:table-cell table:style-name="ce3" office:value-type="float" office:value="44.479" calcext:value-type="float">
            <text:p>44,479</text:p>
          </table:table-cell>
          <table:table-cell table:number-columns-repeated="3" table:style-name="ce3" office:value-type="float" office:value="45.092" calcext:value-type="float">
            <text:p>45,092</text:p>
          </table:table-cell>
          <table:table-cell table:number-columns-repeated="10" table:style-name="ce3" office:value-type="float" office:value="46.012" calcext:value-type="float">
            <text:p>46,012</text:p>
          </table:table-cell>
          <table:table-cell table:number-columns-repeated="2" table:style-name="ce3" office:value-type="float" office:value="45.706" calcext:value-type="float">
            <text:p>45,706</text:p>
          </table:table-cell>
          <table:table-cell table:style-name="ce3" office:value-type="float" office:value="45.399" calcext:value-type="float">
            <text:p>45,399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15" table:formula="of:=AVERAGE([.B46:.Y46])" office:value-type="float" office:value="45.2709583333333" calcext:value-type="float">
            <text:p>45,271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3" office:value-type="float" office:value="44.785" calcext:value-type="float">
            <text:p>44,785</text:p>
          </table:table-cell>
          <table:table-cell table:number-columns-repeated="2" table:style-name="ce3" office:value-type="float" office:value="45.092" calcext:value-type="float">
            <text:p>45,092</text:p>
          </table:table-cell>
          <table:table-cell table:style-name="ce3" office:value-type="float" office:value="44.172" calcext:value-type="float">
            <text:p>44,172</text:p>
          </table:table-cell>
          <table:table-cell table:style-name="ce3" office:value-type="float" office:value="44.479" calcext:value-type="float">
            <text:p>44,479</text:p>
          </table:table-cell>
          <table:table-cell table:number-columns-repeated="3" table:style-name="ce3" office:value-type="float" office:value="45.092" calcext:value-type="float">
            <text:p>45,092</text:p>
          </table:table-cell>
          <table:table-cell table:number-columns-repeated="10" table:style-name="ce3" office:value-type="float" office:value="46.012" calcext:value-type="float">
            <text:p>46,012</text:p>
          </table:table-cell>
          <table:table-cell table:number-columns-repeated="2" table:style-name="ce3" office:value-type="float" office:value="45.706" calcext:value-type="float">
            <text:p>45,706</text:p>
          </table:table-cell>
          <table:table-cell table:style-name="ce3" office:value-type="float" office:value="45.399" calcext:value-type="float">
            <text:p>45,399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15" table:formula="of:=AVERAGE([.B47:.Y47])" office:value-type="float" office:value="45.3731666666667" calcext:value-type="float">
            <text:p>45,373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5.399" calcext:value-type="float">
            <text:p>45,399</text:p>
          </table:table-cell>
          <table:table-cell table:style-name="ce3" office:value-type="float" office:value="45.092" calcext:value-type="float">
            <text:p>45,092</text:p>
          </table:table-cell>
          <table:table-cell table:style-name="ce3" office:value-type="float" office:value="44.785" calcext:value-type="float">
            <text:p>44,785</text:p>
          </table:table-cell>
          <table:table-cell table:number-columns-repeated="4" table:style-name="ce3" office:value-type="float" office:value="45.092" calcext:value-type="float">
            <text:p>45,092</text:p>
          </table:table-cell>
          <table:table-cell table:number-columns-repeated="10" table:style-name="ce3" office:value-type="float" office:value="46.012" calcext:value-type="float">
            <text:p>46,012</text:p>
          </table:table-cell>
          <table:table-cell table:number-columns-repeated="2" table:style-name="ce3" office:value-type="float" office:value="45.706" calcext:value-type="float">
            <text:p>45,706</text:p>
          </table:table-cell>
          <table:table-cell table:style-name="ce3" office:value-type="float" office:value="45.399" calcext:value-type="float">
            <text:p>45,399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15" table:formula="of:=AVERAGE([.B48:.Y48])" office:value-type="float" office:value="45.4370416666667" calcext:value-type="float">
            <text:p>45,437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5.399" calcext:value-type="float">
            <text:p>45,399</text:p>
          </table:table-cell>
          <table:table-cell table:style-name="ce3" office:value-type="float" office:value="45.092" calcext:value-type="float">
            <text:p>45,092</text:p>
          </table:table-cell>
          <table:table-cell table:style-name="ce3" office:value-type="float" office:value="44.785" calcext:value-type="float">
            <text:p>44,785</text:p>
          </table:table-cell>
          <table:table-cell table:number-columns-repeated="4" table:style-name="ce3" office:value-type="float" office:value="45.092" calcext:value-type="float">
            <text:p>45,092</text:p>
          </table:table-cell>
          <table:table-cell table:number-columns-repeated="10" table:style-name="ce3" office:value-type="float" office:value="46.012" calcext:value-type="float">
            <text:p>46,012</text:p>
          </table:table-cell>
          <table:table-cell table:number-columns-repeated="2" table:style-name="ce3" office:value-type="float" office:value="45.706" calcext:value-type="float">
            <text:p>45,706</text:p>
          </table:table-cell>
          <table:table-cell table:style-name="ce3" office:value-type="float" office:value="45.399" calcext:value-type="float">
            <text:p>45,399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15" table:formula="of:=AVERAGE([.B49:.Y49])" office:value-type="float" office:value="45.4370416666667" calcext:value-type="float">
            <text:p>45,437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number-columns-repeated="2" table:style-name="ce3" office:value-type="float" office:value="45.092" calcext:value-type="float">
            <text:p>45,092</text:p>
          </table:table-cell>
          <table:table-cell table:number-columns-repeated="2" table:style-name="ce3" office:value-type="float" office:value="44.785" calcext:value-type="float">
            <text:p>44,785</text:p>
          </table:table-cell>
          <table:table-cell table:number-columns-repeated="4" table:style-name="ce3" office:value-type="float" office:value="45.092" calcext:value-type="float">
            <text:p>45,092</text:p>
          </table:table-cell>
          <table:table-cell table:number-columns-repeated="10" table:style-name="ce3" office:value-type="float" office:value="46.012" calcext:value-type="float">
            <text:p>46,012</text:p>
          </table:table-cell>
          <table:table-cell table:number-columns-repeated="2" table:style-name="ce3" office:value-type="float" office:value="45.706" calcext:value-type="float">
            <text:p>45,706</text:p>
          </table:table-cell>
          <table:table-cell table:style-name="ce3" office:value-type="float" office:value="45.399" calcext:value-type="float">
            <text:p>45,399</text:p>
          </table:table-cell>
          <table:table-cell table:style-name="ce3" office:value-type="float" office:value="44.785" calcext:value-type="float">
            <text:p>44,785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4.479" calcext:value-type="float">
            <text:p>44,479</text:p>
          </table:table-cell>
          <table:table-cell table:style-name="ce15" table:formula="of:=AVERAGE([.B50:.Y50])" office:value-type="float" office:value="45.42425" calcext:value-type="float">
            <text:p>45,424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number-columns-repeated="4" table:style-name="ce3" office:value-type="float" office:value="45.092" calcext:value-type="float">
            <text:p>45,092</text:p>
          </table:table-cell>
          <table:table-cell table:number-columns-repeated="4" table:style-name="ce3" office:value-type="float" office:value="45.399" calcext:value-type="float">
            <text:p>45,399</text:p>
          </table:table-cell>
          <table:table-cell table:number-columns-repeated="10" table:style-name="ce3" office:value-type="float" office:value="46.012" calcext:value-type="float">
            <text:p>46,012</text:p>
          </table:table-cell>
          <table:table-cell table:number-columns-repeated="2" table:style-name="ce3" office:value-type="float" office:value="45.706" calcext:value-type="float">
            <text:p>45,706</text:p>
          </table:table-cell>
          <table:table-cell table:style-name="ce3" office:value-type="float" office:value="43.865" calcext:value-type="float">
            <text:p>43,865</text:p>
          </table:table-cell>
          <table:table-cell table:style-name="ce3" office:value-type="float" office:value="43.252" calcext:value-type="float">
            <text:p>43,252</text:p>
          </table:table-cell>
          <table:table-cell table:style-name="ce3" office:value-type="float" office:value="42.331" calcext:value-type="float">
            <text:p>42,331</text:p>
          </table:table-cell>
          <table:table-cell table:style-name="ce3" office:value-type="float" office:value="40.491" calcext:value-type="float">
            <text:p>40,491</text:p>
          </table:table-cell>
          <table:table-cell table:style-name="ce15" table:formula="of:=AVERAGE([.B51:.Y51])" office:value-type="float" office:value="45.143125" calcext:value-type="float">
            <text:p>45,143</text:p>
          </table:table-cell>
          <table:table-cell table:style-name="ce3" table:number-columns-repeated="3"/>
          <table:table-cell table:number-columns-repeated="995"/>
        </table:table-row>
        <table:table-row table:style-name="ro1">
          <table:table-cell/>
          <table:table-cell table:style-name="ce15" table:formula="of:=AVERAGE([.B2:.B51])" office:value-type="float" office:value="40.8406" calcext:value-type="float">
            <text:p>40,841</text:p>
          </table:table-cell>
          <table:table-cell table:style-name="ce15" table:formula="of:=AVERAGE([.C2:.C51])" office:value-type="float" office:value="42.0431" calcext:value-type="float">
            <text:p>42,043</text:p>
          </table:table-cell>
          <table:table-cell table:style-name="ce15" table:formula="of:=AVERAGE([.D2:.D51])" office:value-type="float" office:value="43.58904" calcext:value-type="float">
            <text:p>43,589</text:p>
          </table:table-cell>
          <table:table-cell table:style-name="ce15" table:formula="of:=AVERAGE([.E2:.E51])" office:value-type="float" office:value="43.76692" calcext:value-type="float">
            <text:p>43,767</text:p>
          </table:table-cell>
          <table:table-cell table:style-name="ce15" table:formula="of:=AVERAGE([.F2:.F51])" office:value-type="float" office:value="44.31916" calcext:value-type="float">
            <text:p>44,319</text:p>
          </table:table-cell>
          <table:table-cell table:style-name="ce15" table:formula="of:=AVERAGE([.G2:.G51])" office:value-type="float" office:value="44.0921" calcext:value-type="float">
            <text:p>44,092</text:p>
          </table:table-cell>
          <table:table-cell table:style-name="ce15" table:formula="of:=AVERAGE([.H2:.H51])" office:value-type="float" office:value="43.9386" calcext:value-type="float">
            <text:p>43,939</text:p>
          </table:table-cell>
          <table:table-cell table:style-name="ce15" table:formula="of:=AVERAGE([.I2:.I51])" office:value-type="float" office:value="43.3682" calcext:value-type="float">
            <text:p>43,368</text:p>
          </table:table-cell>
          <table:table-cell table:style-name="ce15" table:formula="of:=AVERAGE([.J2:.J51])" office:value-type="float" office:value="43.47234" calcext:value-type="float">
            <text:p>43,472</text:p>
          </table:table-cell>
          <table:table-cell table:style-name="ce15" table:formula="of:=AVERAGE([.K2:.K51])" office:value-type="float" office:value="43.47234" calcext:value-type="float">
            <text:p>43,472</text:p>
          </table:table-cell>
          <table:table-cell table:style-name="ce15" table:formula="of:=AVERAGE([.L2:.L51])" office:value-type="float" office:value="43.3191" calcext:value-type="float">
            <text:p>43,319</text:p>
          </table:table-cell>
          <table:table-cell table:style-name="ce15" table:formula="of:=AVERAGE([.M2:.M51])" office:value-type="float" office:value="43.06132" calcext:value-type="float">
            <text:p>43,061</text:p>
          </table:table-cell>
          <table:table-cell table:style-name="ce15" table:formula="of:=AVERAGE([.N2:.N51])" office:value-type="float" office:value="43.6504" calcext:value-type="float">
            <text:p>43,650</text:p>
          </table:table-cell>
          <table:table-cell table:style-name="ce15" table:formula="of:=AVERAGE([.O2:.O51])" office:value-type="float" office:value="44.48472" calcext:value-type="float">
            <text:p>44,485</text:p>
          </table:table-cell>
          <table:table-cell table:style-name="ce15" table:formula="of:=AVERAGE([.P2:.P51])" office:value-type="float" office:value="44.57044" calcext:value-type="float">
            <text:p>44,570</text:p>
          </table:table-cell>
          <table:table-cell table:style-name="ce15" table:formula="of:=AVERAGE([.Q2:.Q51])" office:value-type="float" office:value="44.57044" calcext:value-type="float">
            <text:p>44,570</text:p>
          </table:table-cell>
          <table:table-cell table:style-name="ce15" table:formula="of:=AVERAGE([.R2:.R51])" office:value-type="float" office:value="44.4602" calcext:value-type="float">
            <text:p>44,460</text:p>
          </table:table-cell>
          <table:table-cell table:style-name="ce15" table:formula="of:=AVERAGE([.S2:.S51])" office:value-type="float" office:value="44.45406" calcext:value-type="float">
            <text:p>44,454</text:p>
          </table:table-cell>
          <table:table-cell table:style-name="ce15" table:formula="of:=AVERAGE([.T2:.T51])" office:value-type="float" office:value="44.12902" calcext:value-type="float">
            <text:p>44,129</text:p>
          </table:table-cell>
          <table:table-cell table:style-name="ce15" table:formula="of:=AVERAGE([.U2:.U51])" office:value-type="float" office:value="44.20262" calcext:value-type="float">
            <text:p>44,203</text:p>
          </table:table-cell>
          <table:table-cell table:style-name="ce15" table:formula="of:=AVERAGE([.V2:.V51])" office:value-type="float" office:value="44.3929" calcext:value-type="float">
            <text:p>44,393</text:p>
          </table:table-cell>
          <table:table-cell table:style-name="ce15" table:formula="of:=AVERAGE([.W2:.W51])" office:value-type="float" office:value="44.22706" calcext:value-type="float">
            <text:p>44,227</text:p>
          </table:table-cell>
          <table:table-cell table:style-name="ce15" table:formula="of:=AVERAGE([.X2:.X51])" office:value-type="float" office:value="42.19026" calcext:value-type="float">
            <text:p>42,190</text:p>
          </table:table-cell>
          <table:table-cell table:style-name="ce15" table:formula="of:=AVERAGE([.Y2:.Y51])" office:value-type="float" office:value="43.37434" calcext:value-type="float">
            <text:p>43,374</text:p>
          </table:table-cell>
          <table:table-cell table:style-name="ce20"/>
          <table:table-cell table:style-name="ce3" table:number-columns-repeated="3"/>
          <table:table-cell table:number-columns-repeated="995"/>
        </table:table-row>
        <table:table-row table:style-name="ro1" table:number-rows-repeated="2">
          <table:table-cell/>
          <table:table-cell table:style-name="ce3" table:number-columns-repeated="2"/>
          <table:table-cell table:style-name="ce19" table:number-columns-repeated="23"/>
          <table:table-cell table:style-name="ce3" table:number-columns-repeated="3"/>
          <table:table-cell table:number-columns-repeated="995"/>
        </table:table-row>
        <table:table-row table:style-name="ro1">
          <table:table-cell/>
          <table:table-cell table:style-name="ce3" table:number-columns-repeated="2"/>
          <table:table-cell table:style-name="ce19" table:number-columns-repeated="23"/>
          <table:table-cell table:style-name="ce23" office:value-type="string" calcext:value-type="string" table:number-columns-spanned="3" table:number-rows-spanned="1">
            <text:p>OGÓLNIE:</text:p>
          </table:table-cell>
          <table:covered-table-cell table:style-name="ce24"/>
          <table:covered-table-cell table:style-name="ce3"/>
          <table:table-cell table:number-columns-repeated="995"/>
        </table:table-row>
        <table:table-row table:style-name="ro1">
          <table:table-cell/>
          <table:table-cell table:style-name="ce3" table:number-columns-repeated="2"/>
          <table:table-cell table:style-name="ce19" table:number-columns-repeated="23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ŚREDNIA</text:p>
          </table:table-cell>
          <table:table-cell table:number-columns-repeated="995"/>
        </table:table-row>
        <table:table-row table:style-name="ro1">
          <table:table-cell/>
          <table:table-cell table:style-name="ce3" table:number-columns-repeated="2"/>
          <table:table-cell table:style-name="ce19" table:number-columns-repeated="23"/>
          <table:table-cell table:style-name="ce24" table:formula="of:=MAX([.B2:.Y51])" office:value-type="float" office:value="46.012" calcext:value-type="float">
            <text:p>46,012</text:p>
          </table:table-cell>
          <table:table-cell table:style-name="ce24" table:formula="of:=MIN([.B2:.Y51])" office:value-type="float" office:value="37.73" calcext:value-type="float">
            <text:p>37,730</text:p>
          </table:table-cell>
          <table:table-cell table:style-name="ce24" table:formula="of:=AVERAGE([.B2:.Y51])" office:value-type="float" office:value="43.6662199999997" calcext:value-type="float">
            <text:p>43,666</text:p>
          </table:table-cell>
          <table:table-cell table:number-columns-repeated="995"/>
        </table:table-row>
        <table:table-row table:style-name="ro1">
          <table:table-cell/>
          <table:table-cell table:style-name="ce3" table:number-columns-repeated="24"/>
          <table:table-cell table:style-name="ce21"/>
          <table:table-cell table:style-name="ce3" table:number-columns-repeated="2"/>
          <table:table-cell table:style-name="ce19"/>
          <table:table-cell table:number-columns-repeated="995"/>
        </table:table-row>
        <table:table-row table:style-name="ro1">
          <table:table-cell/>
          <table:table-cell table:style-name="ce3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WIERSZE</text:p>
          </table:table-cell>
          <table:covered-table-cell table:style-name="ce27"/>
          <table:table-cell table:style-name="ce28"/>
          <table:table-cell table:number-columns-repeated="995"/>
        </table:table-row>
        <table:table-row table:style-name="ro1">
          <table:table-cell/>
          <table:table-cell table:style-name="ce3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3" table:number-columns-repeated="24"/>
          <table:table-cell table:style-name="ce21"/>
          <table:table-cell table:style-name="ce24" table:formula="of:=MAX([.Z2:.Z51])" office:value-type="float" office:value="45.4370416666667" calcext:value-type="float">
            <text:p>45,437</text:p>
          </table:table-cell>
          <table:table-cell table:style-name="ce24" table:formula="of:=MIN([.Z2:.Z51])" office:value-type="float" office:value="42.331375" calcext:value-type="float">
            <text:p>42,331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3" table:number-columns-repeated="24"/>
          <table:table-cell table:style-name="ce21"/>
          <table:table-cell table:style-name="ce26" table:number-columns-repeated="2"/>
          <table:table-cell table:style-name="ce36"/>
          <table:table-cell table:number-columns-repeated="995"/>
        </table:table-row>
        <table:table-row table:style-name="ro1">
          <table:table-cell/>
          <table:table-cell table:style-name="ce3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KOLUMNY</text:p>
          </table:table-cell>
          <table:covered-table-cell table:style-name="ce27"/>
          <table:table-cell table:style-name="ce36"/>
          <table:table-cell table:number-columns-repeated="995"/>
        </table:table-row>
        <table:table-row table:style-name="ro1">
          <table:table-cell/>
          <table:table-cell table:style-name="ce3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3" table:number-columns-repeated="24"/>
          <table:table-cell table:style-name="ce21"/>
          <table:table-cell table:style-name="ce24" table:formula="of:=MAX([.B52:.Y52])" office:value-type="float" office:value="44.57044" calcext:value-type="float">
            <text:p>44,570</text:p>
          </table:table-cell>
          <table:table-cell table:style-name="ce24" table:formula="of:=MIN([.B52:.Y52])" office:value-type="float" office:value="40.8406" calcext:value-type="float">
            <text:p>40,841</text:p>
          </table:table-cell>
          <table:table-cell table:style-name="ce29"/>
          <table:table-cell table:number-columns-repeated="99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yniki.B1:Wyniki.Y52" table:contains-header="false" table:orientation="column">
          <table:sort>
            <table:sort-by table:field-number="5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.00.0000</text:date>, <text:time style:data-style-name="N2" text:time-value="15:08:40.53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H38M</meta:editing-duration>
    <meta:editing-cycles>14</meta:editing-cycles>
    <meta:generator>LibreOffice/6.2.3.2$Windows_X86_64 LibreOffice_project/aecc05fe267cc68dde00352a451aa867b3b546ac</meta:generator>
    <meta:creation-date>2020-03-19T17:46:54.838000000</meta:creation-date>
    <dc:date>2020-03-25T17:23:00.357000000</dc:date>
    <meta:document-statistic meta:table-count="1" meta:cell-count="1365" meta:object-count="0"/>
  </office:meta>
</office:document-meta>
</file>